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  <style:font-face style:name="Sans" svg:font-family="Sans"/>
    <style:font-face style:name="Source Code Pro" svg:font-family="'Source Code Pro'"/>
  </office:font-face-decls>
  <office:automatic-styles>
    <style:style style:name="P1" style:family="paragraph" style:parent-style-name="Standard">
      <style:paragraph-properties fo:margin-top="0.1252in" fo:margin-bottom="0.1252in" style:contextual-spacing="false"/>
    </style:style>
    <style:style style:name="P2" style:family="paragraph" style:parent-style-name="Preformatted_20_Text">
      <style:text-properties officeooo:paragraph-rsid="0006b391"/>
    </style:style>
    <style:style style:name="P3" style:family="paragraph" style:parent-style-name="Preformatted_20_Text" style:list-style-name="L2"/>
    <style:style style:name="P4" style:family="paragraph" style:parent-style-name="Standard">
      <style:paragraph-properties fo:margin-top="0.1252in" fo:margin-bottom="0.1252in" style:contextual-spacing="false"/>
      <style:text-properties style:font-name="Sans"/>
    </style:style>
    <style:style style:name="P5" style:family="paragraph" style:parent-style-name="Standard" style:list-style-name="L1">
      <style:paragraph-properties fo:margin-top="0.1252in" fo:margin-bottom="0in" style:contextual-spacing="false"/>
      <style:text-properties style:font-name="Sans"/>
    </style:style>
    <style:style style:name="P6" style:family="paragraph" style:parent-style-name="Standard" style:list-style-name="L1">
      <style:paragraph-properties fo:margin-top="0.1252in" fo:margin-bottom="0.1252in" style:contextual-spacing="false"/>
      <style:text-properties style:font-name="Sans"/>
    </style:style>
    <style:style style:name="P7" style:family="paragraph" style:parent-style-name="Standard" style:list-style-name="L1">
      <style:paragraph-properties fo:margin-top="0in" fo:margin-bottom="0.1252in" style:contextual-spacing="false"/>
      <style:text-properties style:font-name="Sans"/>
    </style:style>
    <style:style style:name="P8" style:family="paragraph" style:parent-style-name="Standard" style:list-style-name="L1"/>
    <style:style style:name="P9" style:family="paragraph" style:parent-style-name="Standard" style:list-style-name="L1">
      <style:paragraph-properties fo:margin-top="0.1252in" fo:margin-bottom="0.1252in" style:contextual-spacing="false"/>
    </style:style>
    <style:style style:name="P10" style:family="paragraph" style:parent-style-name="Standard">
      <style:paragraph-properties fo:margin-top="0.1252in" fo:margin-bottom="0.1252in" style:contextual-spacing="false"/>
    </style:style>
    <style:style style:name="T1" style:family="text">
      <style:text-properties style:font-name="Sans"/>
    </style:style>
    <style:style style:name="T2" style:family="text">
      <style:text-properties style:font-name="Sans" fo:font-weight="bold"/>
    </style:style>
    <style:style style:name="T3" style:family="text">
      <style:text-properties style:font-name="Sans" fo:font-style="italic"/>
    </style:style>
    <style:style style:name="T4" style:family="text">
      <style:text-properties style:font-name="Sans" officeooo:rsid="0019423e"/>
    </style:style>
    <style:style style:name="T5" style:family="text">
      <style:text-properties style:font-name="Sans" officeooo:rsid="00196513"/>
    </style:style>
    <style:style style:name="T6" style:family="text">
      <style:text-properties fo:color="#8ec07c" loext:opacity="100%" style:font-name="Sans" style:text-underline-style="solid" style:text-underline-width="auto" style:text-underline-color="font-color"/>
    </style:style>
    <style:style style:name="T7" style:family="text">
      <style:text-properties style:font-name="Source Code Pro"/>
    </style:style>
    <style:style style:name="T8" style:family="text">
      <style:text-properties officeooo:rsid="0006b391"/>
    </style:style>
    <text:list-style style:name="L1">
      <text:list-level-style-number text:level="1" loext:num-list-format="%1%." style:num-suffix="." style:num-format="1">
        <style:list-level-properties text:space-before="0.3154in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space-before="0.6299in"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etting VMware Player working on openSUSE Linux (Leap 15.3)</text:h>
      <text:p text:style-name="P4">2021 November 7</text:p>
      <text:h text:style-name="Heading_20_2" text:outline-level="2">Introduction to Problem</text:h>
      <text:p text:style-name="P4">As part of a class, I had to install and use VMware Player—not a problem, VMware has a Linux-friendly installer. Hooray! Except the installer doesn't add the necessary linux kernel signature (.der MOK key), and has a few other issues actually running.</text:p>
      <text:p text:style-name="P4">But each attempt to launch a VM with VMware Player would throw errors and exit:</text:p>
      <text:p text:style-name="Preformatted_20_Text">/dev/vmmon is not present! Could not open /dev/vmmon</text:p>
      <text:p text:style-name="P4">The web is full of these issues, most from the past year: like this post asking for help, and this one, and this one on Reddit, and one more!</text:p>
      <text:p text:style-name="P4">Even signing the kernel module as recommended by some of the above did not work, resulting in more errors:</text:p>
      <text:p text:style-name="P2">modprobe vmmon</text:p>
      <text:p text:style-name="P2">modprobe: ERRO<text:span text:style-name="T8">R: </text:span>could not insert 'vmmon': Key was rejected by service </text:p>
      <text:p text:style-name="P2">vmmon: Loading of unsigned module is rejected</text:p>
      <text:p text:style-name="P4">So it was not our configs that were having issues, this was a shared disaster.</text:p>
      <text:p text:style-name="P1"><text:span text:style-name="T1">The web is full of these issues, most from the past year: </text:span><text:a xlink:type="simple" xlink:href="https://communities.vmware.com/t5/VMware-Workstation-Pro/VMWare-Workstation-16-2-0-vmmon-and-vmnet-will-not-compile-on/td-p/2872437" text:style-name="Internet_20_link" text:visited-style-name="Visited_20_Internet_20_Link"><text:span text:style-name="T6">like this post asking for help</text:span></text:a><text:span text:style-name="T1">, </text:span><text:a xlink:type="simple" xlink:href="https://communities.vmware.com/t5/VMware-Workstation-Player/Player-v3-0-under-Fedora-12-as-HOST/m-p/817761#1423081" text:style-name="Internet_20_link" text:visited-style-name="Visited_20_Internet_20_Link"><text:span text:style-name="T6">and this one</text:span></text:a><text:span text:style-name="T1">, </text:span><text:a xlink:type="simple" xlink:href="https://www.reddit.com/r/vmware/comments/q545xc/vmware_workstation_could_not_open_devvmmon/" text:style-name="Internet_20_link" text:visited-style-name="Visited_20_Internet_20_Link"><text:span text:style-name="T6">and this one on Reddit</text:span></text:a><text:span text:style-name="T1">, </text:span><text:a xlink:type="simple" xlink:href="https://communities.vmware.com/t5/VMware-Workstation-Pro/Key-was-rejected-by-service/td-p/2827375" text:style-name="Internet_20_link" text:visited-style-name="Visited_20_Internet_20_Link"><text:span text:style-name="T6">and one more</text:span></text:a><text:span text:style-name="T1">!</text:span></text:p>
      <text:p text:style-name="P4">So it was not our configs that were having issues, this was a shared disaster.</text:p>
      <text:h text:style-name="Heading_20_2" text:outline-level="2">Steps to Fix</text:h>
      <text:p text:style-name="P1"><text:span text:style-name="T1">The following are the steps I followed to get a working system. Note that, due to Secure Boot being disabled, I am not sure if the </text:span><text:span text:style-name="T7">mokutil --import</text:span><text:span text:style-name="T1"> and like steps have to be completed. I have not verified on a fresh install that these steps can be left out. In any case, signing the key </text:span><text:span text:style-name="T3">may</text:span><text:span text:style-name="T1"> prove useful later on, if this issue, wh</text:span><text:span text:style-name="T5">at</text:span><text:span text:style-name="T1">ever its provenance, gets fixed later on.</text:span></text:p>
      <text:list xml:id="list1112276414" text:style-name="L1">
        <text:list-item>
          <text:p text:style-name="P5">Make sure you have the latest updates to your system OS and VMware player</text:p>
        </text:list-item>
        <text:list-item>
          <text:p text:style-name="P9"><text:span text:style-name="T1">Following </text:span><text:a xlink:type="simple" xlink:href="https://kb.vmware.com/s/article/2146460" text:style-name="Internet_20_link" text:visited-style-name="Visited_20_Internet_20_Link"><text:span text:style-name="T6">this KB from VMware</text:span></text:a><text:span text:style-name="T1">, run the following </text:span><text:span text:style-name="T2">as root</text:span><text:span text:style-name="T1">:</text:span></text:p>
          <text:list text:style-name="L2">
            <text:list-item>
              <text:p text:style-name="P3">openssl req -new -x509 -newkey rsa:2048 -keyout MOK.priv -outform DER -out MOK.der -nodes -days 36500 -subj "/CN=VMware/"</text:p>
            </text:list-item>
            <text:list-item>
              <text:p text:style-name="P3">/usr/src/linux-5.3.18-59.27-obj/x86_64/default/scripts/sign-file sha256 ./MOK.priv ./MOK.der $(modinfo -n vmmon)</text:p>
            </text:list-item>
            <text:list-item>
              <text:p text:style-name="P3"><text:soft-page-break/>/usr/src/linux-5.3.18-59.27-obj/x86_64/default/scripts/sign-file sha256 ./MOK.priv ./MOK.der $(modinfo -n vmnet)</text:p>
            </text:list-item>
            <text:list-item>
              <text:p text:style-name="P3">mokutil --import MOK.der</text:p>
            </text:list-item>
          </text:list>
        </text:list-item>
        <text:list-item>
          <text:p text:style-name="P6">Disable Secure Boot in BIOS. Check with your hardware vendor for BIOS instructions.</text:p>
        </text:list-item>
        <text:list-item>
          <text:p text:style-name="P8"><text:span text:style-name="T1">Double-check the location of your VMware Player </text:span><text:span text:style-name="T7">.iso</text:span><text:span text:style-name="T1"> disks!</text:span></text:p>
        </text:list-item>
        <text:list-item>
          <text:p text:style-name="P8"><text:span text:style-name="T1">As root, run </text:span><text:span text:style-name="T7">vmware-modconfig --console --install-all</text:span><text:span text:style-name="T1">, as discussed </text:span><text:a xlink:type="simple" xlink:href="https://communities.vmware.com/t5/VMware-Workstation-Player/Player-v3-0-under-Fedora-12-as-HOST/m-p/817761#1423081" text:style-name="Internet_20_link" text:visited-style-name="Visited_20_Internet_20_Link"><text:span text:style-name="T6">here on VMware communities</text:span></text:a></text:p>
        </text:list-item>
        <text:list-item>
          <text:p text:style-name="P7">SUCCESS!!</text:p>
        </text:list-item>
      </text:list>
      <text:h text:style-name="Heading_20_2" text:outline-level="2">Finished</text:h>
      <text:p text:style-name="P4">Hopefully the above can provide some help to someone out there who is having this issue!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  <style:font-face style:name="Sans" svg:font-family="Sans"/>
    <style:font-face style:name="Source Code Pro" svg:font-family="'Source Code Pr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Roboto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07T12:37:05.333195980</dc:date>
    <meta:editing-duration>PT4M50S</meta:editing-duration>
    <meta:editing-cycles>8</meta:editing-cycles>
    <meta:generator>LibreOffice/7.2.2.2$Linux_X86_64 LibreOffice_project/20$Build-2</meta:generator>
    <meta:document-statistic meta:table-count="0" meta:image-count="0" meta:object-count="0" meta:page-count="2" meta:paragraph-count="28" meta:word-count="406" meta:character-count="2400" meta:non-whitespace-character-count="2035"/>
  </office:meta>
</office:document-meta>
</file>